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872cm" fo:min-width="1.622cm"/>
      <style:paragraph-properties style:writing-mode="lr-tb"/>
    </style:style>
    <style:style style:name="gr3" style:family="graphic" style:parent-style-name="standard">
      <style:graphic-properties draw:fill="solid" draw:fill-color="#729fcf" draw:opacity="0%" draw:textarea-horizontal-align="justify" draw:textarea-vertical-align="middle" draw:auto-grow-height="false" fo:min-height="5.408cm" fo:min-width="5.158cm" draw:shadow-opacity="0%"/>
      <style:paragraph-properties style:writing-mode="lr-tb"/>
    </style:style>
    <style:style style:name="gr4" style:family="graphic" style:parent-style-name="standard">
      <style:graphic-properties draw:fill="solid" draw:fill-color="#729fcf" draw:opacity="0%" draw:textarea-horizontal-align="justify" draw:textarea-vertical-align="middle" draw:auto-grow-height="false" fo:min-height="8.165cm" fo:min-width="8.339cm" draw:shadow-opacity="0%"/>
      <style:paragraph-properties style:writing-mode="lr-tb"/>
    </style:style>
    <style:style style:name="gr5" style:family="graphic" style:parent-style-name="standard">
      <style:graphic-properties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75cm" fo:min-width="3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3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7.3cm"/>
      <style:paragraph-properties style:writing-mode="lr-tb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  <style:paragraph-properties style:writing-mode="lr-tb"/>
    </style:style>
    <style:style style:name="gr11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fill="none" draw:textarea-vertical-align="middle"/>
      <style:paragraph-properties style:writing-mode="lr-tb"/>
    </style:style>
    <style:style style:name="gr14" style:family="graphic" style:parent-style-name="standard">
      <style:graphic-properties svg:stroke-color="#808080" draw:fill="solid" draw:fill-color="#ffffff" draw:opacity="0%" draw:textarea-vertical-align="middle" draw:auto-grow-height="false" fo:min-height="0.68cm" fo:min-width="0.43cm" fo:wrap-option="wrap" draw:shadow-opacity="0%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17" style:family="graphic" style:parent-style-name="Objekt_20_ohne_20_Füllung_20_und_20_Linie">
      <style:graphic-properties draw:textarea-horizontal-align="center" draw:textarea-vertical-align="middle" draw:ole-draw-aspect="1" style:protect="siz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7.1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25cm" fo:min-width="7.7cm"/>
      <style:paragraph-properties style:writing-mode="lr-tb"/>
    </style:style>
    <style:style style:name="gr21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1.75cm" fo:min-width="29.5cm"/>
    </style:style>
    <style:style style:name="gr22" style:family="graphic" style:parent-style-name="standard">
      <style:graphic-properties draw:stroke="none" draw:fill="solid" draw:fill-color="#50200c" draw:textarea-vertical-align="middle"/>
    </style:style>
    <style:style style:name="gr23" style:family="graphic" style:parent-style-name="objectwithoutfill">
      <style:graphic-properties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24" style:family="graphic" style:parent-style-name="objectwithoutfill">
      <style:graphic-properties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color="#069a2e" draw:fill="none" draw:textarea-vertical-align="middle"/>
    </style:style>
    <style:style style:name="gr26" style:family="graphic" style:parent-style-name="objectwithoutfill">
      <style:graphic-properties draw:marker-end="Linienspitzen_20_1" draw:marker-end-width="0.3cm" draw:fill="none" draw:textarea-vertical-align="middle"/>
      <style:paragraph-properties style:writing-mode="lr-tb"/>
    </style:style>
    <style:style style:name="gr27" style:family="graphic" style:parent-style-name="objectwithoutfill">
      <style:graphic-properties draw:marker-end="Linienspitzen_20_2" draw:marker-end-width="0.3cm" draw:fill="none" draw:textarea-vertical-align="middle"/>
      <style:paragraph-properties style:writing-mode="lr-tb"/>
    </style:style>
    <style:style style:name="gr28" style:family="graphic" style:parent-style-name="standard">
      <style:graphic-properties draw:fill="solid" draw:fill-color="#41190d" draw:textarea-horizontal-align="justify" draw:textarea-vertical-align="middle" draw:auto-grow-height="false" fo:min-height="1.45cm" fo:min-width="1.1cm"/>
      <style:paragraph-properties style:writing-mode="lr-tb"/>
    </style:style>
    <style:style style:name="gr29" style:family="graphic" style:parent-style-name="standard">
      <style:graphic-properties draw:fill="solid" draw:fill-color="#00a933" draw:textarea-horizontal-align="justify" draw:textarea-vertical-align="middle" draw:auto-grow-height="false" fo:min-height="0.75cm" fo:min-width="3.3cm"/>
      <style:paragraph-properties style:writing-mode="lr-tb"/>
    </style:style>
    <style:style style:name="gr30" style:family="graphic" style:parent-style-name="standard">
      <style:graphic-properties draw:fill="solid" draw:fill-color="#2a6099" draw:textarea-horizontal-align="justify" draw:textarea-vertical-align="middle" draw:auto-grow-height="false" fo:min-height="0.25cm" fo:min-width="3cm"/>
      <style:paragraph-properties style:writing-mode="lr-tb"/>
    </style:style>
    <style:style style:name="gr31" style:family="graphic" style:parent-style-name="standard">
      <style:graphic-properties draw:fill="solid" draw:fill-color="#81d41a" draw:textarea-horizontal-align="justify" draw:textarea-vertical-align="middle" draw:auto-grow-height="false" fo:min-height="0.75cm" fo:min-width="2.9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75cm" fo:min-width="2.9cm"/>
      <style:paragraph-properties style:writing-mode="lr-tb"/>
    </style:style>
    <style:style style:name="gr33" style:family="graphic" style:parent-style-name="standard">
      <style:graphic-properties draw:fill="solid" draw:fill-color="#2a6099" draw:textarea-horizontal-align="justify" draw:textarea-vertical-align="middle" draw:auto-grow-height="false" fo:min-height="0.25cm" fo:min-width="2.5cm"/>
      <style:paragraph-properties style:writing-mode="lr-tb"/>
    </style:style>
    <style:style style:name="gr34" style:family="graphic" style:parent-style-name="standard">
      <style:graphic-properties draw:fill="solid" draw:fill-color="#00a933" draw:textarea-horizontal-align="justify" draw:textarea-vertical-align="middle" draw:auto-grow-height="false" fo:min-height="0.75cm" fo:min-width="2.9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75cm" fo:min-width="2.4cm"/>
      <style:paragraph-properties style:writing-mode="lr-tb"/>
    </style:style>
    <style:style style:name="gr36" style:family="graphic" style:parent-style-name="standard">
      <style:graphic-properties draw:fill="solid" draw:fill-color="#81d41a" draw:textarea-horizontal-align="justify" draw:textarea-vertical-align="middle" draw:auto-grow-height="false" fo:min-height="0.75cm" fo:min-width="2.4cm"/>
      <style:paragraph-properties style:writing-mode="lr-tb"/>
    </style:style>
    <style:style style:name="gr37" style:family="graphic" style:parent-style-name="standard">
      <style:graphic-properties draw:fill="solid" draw:fill-color="#158466" draw:textarea-horizontal-align="justify" draw:textarea-vertical-align="middle" draw:auto-grow-height="false" fo:min-height="0.75cm" fo:min-width="2.4cm"/>
      <style:paragraph-properties style:writing-mode="lr-tb"/>
    </style:style>
    <style:style style:name="gr38" style:family="graphic" style:parent-style-name="standard">
      <style:graphic-properties draw:fill="solid" draw:fill-color="#00a933" draw:textarea-horizontal-align="justify" draw:textarea-vertical-align="middle" draw:auto-grow-height="false" fo:min-height="0.75cm" fo:min-width="2.4cm"/>
      <style:paragraph-properties style:writing-mode="lr-tb"/>
    </style:style>
    <style:style style:name="gr39" style:family="graphic" style:parent-style-name="standard">
      <style:graphic-properties draw:fill="solid" draw:fill-color="#00a933" draw:textarea-horizontal-align="justify" draw:textarea-vertical-align="middle" draw:auto-grow-height="false" fo:min-height="0.75cm" fo:min-width="3.4cm"/>
      <style:paragraph-properties style:writing-mode="lr-tb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25cm" fo:min-width="3.4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4.319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draw:textarea-horizontal-align="left"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="solid" draw:fill-color="#729fcf" draw:opacity="0%"/>
      <style:paragraph-properties fo:text-align="center"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ffffff" draw:opacity="0%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solid" draw:fill-color="#50200c"/>
      <style:paragraph-properties fo:text-align="center"/>
    </style:style>
    <style:style style:name="P18" style:family="paragraph">
      <loext:graphic-properties draw:fill-color="#ffffff"/>
    </style:style>
    <style:style style:name="P19" style:family="paragraph">
      <style:paragraph-properties fo:text-align="center" style:writing-mode="lr-tb"/>
      <style:text-properties fo:font-size="12pt"/>
    </style:style>
    <style:style style:name="P20" style:family="paragraph">
      <loext:graphic-properties draw:fill="solid" draw:fill-color="#41190d"/>
      <style:paragraph-properties fo:text-align="center" style:writing-mode="lr-tb"/>
      <style:text-properties fo:font-size="12pt"/>
    </style:style>
    <style:style style:name="P21" style:family="paragraph">
      <loext:graphic-properties draw:fill="solid" draw:fill-color="#00a933"/>
      <style:paragraph-properties fo:text-align="center" style:writing-mode="lr-tb"/>
      <style:text-properties fo:font-size="12pt"/>
    </style:style>
    <style:style style:name="P22" style:family="paragraph">
      <loext:graphic-properties draw:fill="solid" draw:fill-color="#2a6099"/>
      <style:paragraph-properties fo:text-align="center" style:writing-mode="lr-tb"/>
      <style:text-properties fo:font-size="12pt"/>
    </style:style>
    <style:style style:name="P23" style:family="paragraph">
      <loext:graphic-properties draw:fill="solid" draw:fill-color="#81d41a"/>
      <style:paragraph-properties fo:text-align="center" style:writing-mode="lr-tb"/>
      <style:text-properties fo:font-size="12pt"/>
    </style:style>
    <style:style style:name="P24" style:family="paragraph">
      <loext:graphic-properties draw:fill="solid" draw:fill-color="#158466"/>
      <style:paragraph-properties fo:text-align="center" style:writing-mode="lr-tb"/>
      <style:text-properties fo:font-size="12pt"/>
    </style:style>
    <style:style style:name="T1" style:family="text">
      <style:text-properties fo:font-size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3.428cm" presentation:class="title" presentation:user-transformed="true">
          <draw:text-box>
            <text:p>Lebensschiff</text:p>
          </draw:text-box>
        </draw:frame>
        <draw:frame presentation:style-name="pr2" draw:text-style-name="P2" draw:layer="layout" svg:width="25.199cm" svg:height="4.319cm" svg:x="1.4cm" svg:y="6.2cm" presentation:class="subtitle" presentation:user-transformed="true">
          <draw:text-box>
            <text:p>Leben im Schiff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andschaft - Luftansicht</text:p>
          </draw:text-box>
        </draw:frame>
        <draw:custom-shape draw:style-name="gr2" draw:text-style-name="P3" draw:layer="layout" svg:width="3cm" svg:height="3cm" svg:x="11cm" svg:y="7cm">
          <text:p text:style-name="P3"><text:span text:style-name="T1">Schi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8cm" svg:height="8cm" svg:x="8.5cm" svg:y="4.5cm">
          <text:p text:style-name="P3"><text:span text:style-name="T1">Getreide</text:span></text:p>
          <text:p text:style-name="P3"><text:span text:style-name="T1">Menschen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2.499cm" svg:height="11.899cm" svg:x="6.201cm" svg:y="2.601cm">
          <text:p text:style-name="P3"><text:span text:style-name="T1">Solarzellen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5" draw:text-style-name="P5" draw:layer="layout" svg:width="15.594cm" svg:height="14.732cm" svg:x="4.703cm" svg:y="1.134cm" draw:kind="arc" draw:start-angle="144.07" draw:end-angle="33.45">
          <text:p text:style-name="P5"><text:s text:c="62"/>Industrie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</draw:ellips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>Raumschiff Querschnitt</text:p>
          </draw:text-box>
        </draw:frame>
        <draw:custom-shape draw:style-name="gr6" draw:text-style-name="P7" draw:layer="layout" svg:width="4cm" svg:height="5cm" svg:x="12.5cm" svg:y="10cm">
          <text:p text:style-name="P7">Wasser-</text:p>
          <text:p text:style-name="P7">Tank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1.5cm" svg:x="12.5cm" svg:y="6.4cm">
          <text:p text:style-name="P7">Gemüse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1.5cm" svg:x="12.5cm" svg:y="8.2cm">
          <text:p text:style-name="P7">Maschinen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1.5cm" svg:x="12.5cm" svg:y="4.6cm">
          <text:p text:style-name="P7">Wohnraum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1.5cm" svg:x="12.5cm" svg:y="2.8cm">
          <text:p text:style-name="P7">Information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7.8cm" svg:height="1.5cm" svg:x="4.3cm" svg:y="13.5cm">
          <text:p text:style-name="P7">Gewächshäuser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7.8cm" svg:height="1.5cm" svg:x="16.9cm" svg:y="13.5cm">
          <text:p text:style-name="P7">Gewächshäuser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9.5cm" svg:y1="13cm" svg:x2="12.5cm" svg:y2="6.1cm">
          <text:p text:style-name="P5">Atemluft</text:p>
          <text:p text:style-name="P5"/>
        </draw:line>
        <draw:frame draw:style-name="gr10" draw:text-style-name="P9" draw:layer="layout" svg:width="5.3cm" svg:height="0.962cm" svg:x="12.3cm" svg:y="14.9cm">
          <draw:text-box>
            <text:p>* Raumschiff *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Reichweite Richtfunk (Information)</text:p>
          </draw:text-box>
        </draw:frame>
        <draw:line draw:style-name="gr11" draw:text-style-name="P11" draw:layer="layout" svg:x1="14cm" svg:y1="12.5cm" svg:x2="14cm" svg:y2="6.5cm">
          <text:p text:style-name="P10">3400 050 m</text:p>
          <text:p text:style-name="P10"/>
        </draw:line>
        <draw:line draw:style-name="gr12" draw:text-style-name="P12" draw:layer="layout" svg:x1="14cm" svg:y1="6.5cm" svg:x2="14cm" svg:y2="6cm">
          <text:p/>
        </draw:line>
        <draw:line draw:style-name="gr13" draw:text-style-name="P11" draw:layer="layout" svg:x1="14cm" svg:y1="6cm" svg:x2="18cm" svg:y2="7.5cm">
          <text:p text:style-name="P10">s <text:s text:c="7"/></text:p>
          <text:p text:style-name="P10"/>
        </draw:line>
        <draw:line draw:style-name="gr11" draw:text-style-name="P11" draw:layer="layout" svg:x1="14cm" svg:y1="12.5cm" svg:x2="16.5cm" svg:y2="7cm">
          <text:p text:style-name="P10"/>
          <text:p text:style-name="P10">3400 000 m</text:p>
        </draw:line>
        <draw:custom-shape draw:style-name="gr14" draw:text-style-name="P13" draw:layer="layout" svg:width="0.93cm" svg:height="0.93cm" svg:x="16cm" svg:y="6.5cm">
          <text:p/>
          <draw:enhanced-geometry draw:glue-point-type="segments" draw:type="mso-spt100" draw:modifiers="-158.526871432924 116.823032886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5" draw:text-style-name="P14" draw:layer="layout" svg:width="0.1cm" svg:height="0.1cm" svg:x="16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6" draw:text-style-name="P5" draw:layer="layout" svg:width="12.702cm" svg:height="12.034cm" svg:x="7.649cm" svg:y="6.483cm" draw:kind="arc" draw:start-angle="40.63" draw:end-angle="123.49">
          <text:p/>
        </draw:ellipse>
        <draw:frame draw:style-name="gr17" draw:text-style-name="P5" draw:layer="layout" svg:width="6.732cm" svg:height="0.528cm" svg:x="6.5cm" svg:y="4.4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8" draw:text-style-name="P16" draw:layer="layout" svg:width="10cm" svg:height="0.962cm" svg:x="2cm" svg:y="13cm">
          <draw:text-box>
            <text:p text:style-name="P15">Maximale Reichweite: 2s = 36 km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" draw:layer="layout" svg:width="25.199cm" svg:height="2.629cm" svg:x="1.4cm" svg:y="-0.172cm" presentation:class="title" presentation:user-transformed="true">
          <draw:text-box>
            <text:p>Siedlungsbau</text:p>
          </draw:text-box>
        </draw:frame>
        <draw:custom-shape draw:style-name="gr6" draw:text-style-name="P7" draw:layer="layout" svg:width="4cm" svg:height="5cm" svg:x="12.5cm" svg:y="10cm">
          <text:p text:style-name="P7">Wasser-</text:p>
          <text:p text:style-name="P7">Tank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1.5cm" svg:x="12.5cm" svg:y="6.4cm">
          <text:p text:style-name="P7">Gemüse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1.5cm" svg:x="12.5cm" svg:y="8.2cm">
          <text:p text:style-name="P7">Maschinen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1.5cm" svg:x="12.5cm" svg:y="4.6cm">
          <text:p text:style-name="P7">Wohnraum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1.5cm" svg:x="12.5cm" svg:y="2.8cm">
          <text:p text:style-name="P7">Information</text:p>
          <text:p text:style-name="P7">(Funk)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7.6cm" svg:height="1cm" svg:x="0.4cm" svg:y="14cm">
          <text:p text:style-name="P7">Acker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8.2cm" svg:height="0.5cm" svg:x="16.7cm" svg:y="11.1cm">
          <text:p text:style-name="P7">Solarzellen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1.5cm" svg:x="8.3cm" svg:y="13.5cm">
          <text:p text:style-name="P7">Pflanzen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1.5cm" svg:x="16.7cm" svg:y="13.5cm">
          <text:p text:style-name="P7">Gemüse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1.5cm" svg:x="8.3cm" svg:y="11.8cm">
          <text:p text:style-name="P7">Wohnraum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1.5cm" svg:x="16.7cm" svg:y="11.8cm">
          <text:p text:style-name="P7">Wohnraum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1.5cm" svg:x="20.9cm" svg:y="13.5cm">
          <text:p text:style-name="P7">Pflanzen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1.5cm" svg:x="20.9cm" svg:y="11.8cm">
          <text:p text:style-name="P7">Werkstat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andschaft und Städtebau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ie Menschen brauchen Essen und Sauerstoff</text:p>
              </text:list-item>
              <text:list-item>
                <text:p>Der Sauerstoff sollte nahe an den Menschen produziert werden.</text:p>
              </text:list-item>
              <text:list-item>
                <text:p>Vorschlag unterirdischer Gewächshäuser</text:p>
              </text:list-item>
            </text:list>
          </draw:text-box>
        </draw:frame>
        <draw:custom-shape draw:style-name="gr21" draw:text-style-name="P17" draw:layer="layout" svg:width="30cm" svg:height="2cm" svg:x="-1cm" svg:y="14.5cm">
          <text:p/>
          <draw:enhanced-geometry svg:viewBox="0 0 21600 21600" draw:type="rectangle" draw:enhanced-path="M 0 0 L 21600 0 21600 21600 0 21600 0 0 Z N"/>
        </draw:custom-shape>
        <draw:path draw:style-name="gr22" draw:text-style-name="P17" draw:layer="layout" svg:width="34.5cm" svg:height="5.545cm" svg:x="-2.293cm" svg:y="10.549cm" svg:viewBox="0 0 34501 5546" svg:d="M412 1034c-282 937 608 1521 646 2410 29 688 690 1263 1412 1294 650 28 1294 88 1940 59 689-31 1307 271 1999 176 914-126 1844-121 2763-59 639 43 1260 234 1882 412 728 209 1485 6 2234 0 673-5 1324 66 1999 59 686-7 1368 155 2058 117 898-50 1802-58 2705 0 703 45 1422 91 2116-59 705-153 1411-161 2117-117 591 37 1175 59 1764 59 627 0 1249-34 1881-59 691-27 1368-118 2058-118 766 0 1527-198 2293-117 849 90 1754-332 2117-1000 381-701-396-1468-353-2293 30-570 336-1891-764-1646-676 151-1371-161-2058-118-672 42-1318-94-1999 0-817 113-1713-149-2470 177-692 298-1129 1059-1881 1293-646 201-1229 589-1882 764-748 200-1258 682-2057 824-638 113-1252 237-1882 235-686-3-1372 0-2058 0-628 0-1255 22-1881 0-791-29-1570 226-2352 176-770-49-1523-220-2293-294-709-68-1463 38-2117-235-783-327-1415-941-1940-1646-406-545-1160-660-1882-647-637 12-1213-347-1881-412-760-74-1474 186-1940 706l-647-235-59 117z">
          <text:p/>
        </draw:path>
        <draw:line draw:style-name="gr23" draw:text-style-name="P12" draw:layer="layout" svg:x1="18cm" svg:y1="14.5cm" svg:x2="18cm" svg:y2="10.549cm">
          <text:p/>
        </draw:line>
        <draw:line draw:style-name="gr23" draw:text-style-name="P12" draw:layer="layout" svg:x1="19.3cm" svg:y1="14.501cm" svg:x2="19.3cm" svg:y2="10.55cm">
          <text:p/>
        </draw:line>
        <draw:line draw:style-name="gr23" draw:text-style-name="P12" draw:layer="layout" svg:x1="20.6cm" svg:y1="13.5cm" svg:x2="20.6cm" svg:y2="10.55cm">
          <text:p/>
        </draw:line>
        <draw:line draw:style-name="gr23" draw:text-style-name="P12" draw:layer="layout" svg:x1="21.8cm" svg:y1="13.5cm" svg:x2="21.8cm" svg:y2="10.55cm">
          <text:p/>
        </draw:line>
        <draw:line draw:style-name="gr23" draw:text-style-name="P12" draw:layer="layout" svg:x1="23cm" svg:y1="12.5cm" svg:x2="23cm" svg:y2="10.55cm">
          <text:p/>
        </draw:line>
        <draw:line draw:style-name="gr23" draw:text-style-name="P12" draw:layer="layout" svg:x1="24.3cm" svg:y1="11.5cm" svg:x2="24.3cm" svg:y2="10.55cm">
          <text:p/>
        </draw:line>
        <draw:line draw:style-name="gr23" draw:text-style-name="P12" draw:layer="layout" svg:x1="16.7cm" svg:y1="14.501cm" svg:x2="16.7cm" svg:y2="11.5cm">
          <text:p/>
        </draw:line>
        <draw:line draw:style-name="gr23" draw:text-style-name="P12" draw:layer="layout" svg:x1="15.3cm" svg:y1="14.502cm" svg:x2="15.3cm" svg:y2="12.5cm">
          <text:p/>
        </draw:line>
        <draw:line draw:style-name="gr23" draw:text-style-name="P12" draw:layer="layout" svg:x1="14cm" svg:y1="14.502cm" svg:x2="14cm" svg:y2="12.5cm">
          <text:p/>
        </draw:line>
        <draw:line draw:style-name="gr24" draw:text-style-name="P12" draw:layer="layout" svg:x1="13.5cm" svg:y1="12.5cm" svg:x2="22.5cm" svg:y2="12.5cm">
          <text:p/>
        </draw:line>
        <draw:line draw:style-name="gr24" draw:text-style-name="P12" draw:layer="layout" svg:x1="16.6cm" svg:y1="11.5cm" svg:x2="24.5cm" svg:y2="11.5cm">
          <text:p/>
        </draw:line>
        <draw:line draw:style-name="gr24" draw:text-style-name="P12" draw:layer="layout" svg:x1="17.9cm" svg:y1="10.6cm" svg:x2="25.8cm" svg:y2="10.6cm">
          <text:p/>
        </draw:line>
        <draw:line draw:style-name="gr25" draw:text-style-name="P12" draw:layer="layout" svg:x1="15cm" svg:y1="14cm" svg:x2="15cm" svg:y2="13.5cm">
          <text:p/>
        </draw:line>
        <draw:line draw:style-name="gr25" draw:text-style-name="P12" draw:layer="layout" svg:x1="14.6cm" svg:y1="14cm" svg:x2="14.6cm" svg:y2="13.5cm">
          <text:p/>
        </draw:line>
        <draw:line draw:style-name="gr25" draw:text-style-name="P12" draw:layer="layout" svg:x1="14.7cm" svg:y1="14cm" svg:x2="14.7cm" svg:y2="13.5cm">
          <text:p/>
        </draw:line>
        <draw:line draw:style-name="gr25" draw:text-style-name="P12" draw:layer="layout" svg:x1="14.8cm" svg:y1="14cm" svg:x2="14.8cm" svg:y2="13.5cm">
          <text:p/>
        </draw:line>
        <draw:line draw:style-name="gr25" draw:text-style-name="P12" draw:layer="layout" svg:x1="14.9cm" svg:y1="14cm" svg:x2="14.9cm" svg:y2="13.5cm">
          <text:p/>
        </draw:line>
        <draw:line draw:style-name="gr25" draw:text-style-name="P12" draw:layer="layout" svg:x1="14.5cm" svg:y1="14cm" svg:x2="14.5cm" svg:y2="13.5cm">
          <text:p/>
        </draw:line>
        <draw:line draw:style-name="gr25" draw:text-style-name="P12" draw:layer="layout" svg:x1="14.4cm" svg:y1="14cm" svg:x2="14.4cm" svg:y2="13.5cm">
          <text:p/>
        </draw:line>
        <draw:line draw:style-name="gr25" draw:text-style-name="P12" draw:layer="layout" svg:x1="14.3cm" svg:y1="14cm" svg:x2="14.3cm" svg:y2="13.5cm">
          <text:p/>
        </draw:line>
        <draw:line draw:style-name="gr25" draw:text-style-name="P12" draw:layer="layout" svg:x1="14.2cm" svg:y1="14cm" svg:x2="14.2cm" svg:y2="13.5cm">
          <text:p/>
        </draw:line>
        <draw:line draw:style-name="gr25" draw:text-style-name="P12" draw:layer="layout" svg:x1="14.1cm" svg:y1="14cm" svg:x2="14.1cm" svg:y2="13.5cm">
          <text:p/>
        </draw:line>
        <draw:line draw:style-name="gr25" draw:text-style-name="P12" draw:layer="layout" svg:x1="15.5cm" svg:y1="14cm" svg:x2="15.5cm" svg:y2="13.5cm">
          <text:p/>
        </draw:line>
        <draw:line draw:style-name="gr25" draw:text-style-name="P12" draw:layer="layout" svg:x1="15.6cm" svg:y1="14cm" svg:x2="15.6cm" svg:y2="13.5cm">
          <text:p/>
        </draw:line>
        <draw:line draw:style-name="gr25" draw:text-style-name="P12" draw:layer="layout" svg:x1="15.7cm" svg:y1="14cm" svg:x2="15.7cm" svg:y2="13.5cm">
          <text:p/>
        </draw:line>
        <draw:line draw:style-name="gr25" draw:text-style-name="P12" draw:layer="layout" svg:x1="15.8cm" svg:y1="14cm" svg:x2="15.8cm" svg:y2="13.5cm">
          <text:p/>
        </draw:line>
        <draw:line draw:style-name="gr25" draw:text-style-name="P12" draw:layer="layout" svg:x1="15.9cm" svg:y1="14cm" svg:x2="15.9cm" svg:y2="13.5cm">
          <text:p/>
        </draw:line>
        <draw:line draw:style-name="gr25" draw:text-style-name="P12" draw:layer="layout" svg:x1="16cm" svg:y1="14cm" svg:x2="16cm" svg:y2="13.5cm">
          <text:p/>
        </draw:line>
        <draw:line draw:style-name="gr25" draw:text-style-name="P12" draw:layer="layout" svg:x1="16.1cm" svg:y1="14cm" svg:x2="16.1cm" svg:y2="13.5cm">
          <text:p/>
        </draw:line>
        <draw:line draw:style-name="gr25" draw:text-style-name="P12" draw:layer="layout" svg:x1="16.2cm" svg:y1="14cm" svg:x2="16.2cm" svg:y2="13.5cm">
          <text:p/>
        </draw:line>
        <draw:line draw:style-name="gr25" draw:text-style-name="P12" draw:layer="layout" svg:x1="16.3cm" svg:y1="14cm" svg:x2="16.3cm" svg:y2="13.5cm">
          <text:p/>
        </draw:line>
        <draw:line draw:style-name="gr25" draw:text-style-name="P12" draw:layer="layout" svg:x1="16.4cm" svg:y1="14cm" svg:x2="16.4cm" svg:y2="13.5cm">
          <text:p/>
        </draw:line>
        <draw:line draw:style-name="gr25" draw:text-style-name="P12" draw:layer="layout" svg:x1="16.5cm" svg:y1="14cm" svg:x2="16.5cm" svg:y2="13.5cm">
          <text:p/>
        </draw:line>
        <draw:line draw:style-name="gr25" draw:text-style-name="P12" draw:layer="layout" svg:x1="16.8cm" svg:y1="14cm" svg:x2="16.8cm" svg:y2="13.5cm">
          <text:p/>
        </draw:line>
        <draw:line draw:style-name="gr25" draw:text-style-name="P12" draw:layer="layout" svg:x1="16.9cm" svg:y1="14cm" svg:x2="16.9cm" svg:y2="13.5cm">
          <text:p/>
        </draw:line>
        <draw:line draw:style-name="gr25" draw:text-style-name="P12" draw:layer="layout" svg:x1="17cm" svg:y1="14cm" svg:x2="17cm" svg:y2="13.5cm">
          <text:p/>
        </draw:line>
        <draw:line draw:style-name="gr25" draw:text-style-name="P12" draw:layer="layout" svg:x1="17.1cm" svg:y1="14cm" svg:x2="17.1cm" svg:y2="13.5cm">
          <text:p/>
        </draw:line>
        <draw:line draw:style-name="gr25" draw:text-style-name="P12" draw:layer="layout" svg:x1="17.2cm" svg:y1="14cm" svg:x2="17.2cm" svg:y2="13.5cm">
          <text:p/>
        </draw:line>
        <draw:line draw:style-name="gr25" draw:text-style-name="P12" draw:layer="layout" svg:x1="17.3cm" svg:y1="14cm" svg:x2="17.3cm" svg:y2="13.5cm">
          <text:p/>
        </draw:line>
        <draw:line draw:style-name="gr25" draw:text-style-name="P12" draw:layer="layout" svg:x1="17.4cm" svg:y1="14cm" svg:x2="17.4cm" svg:y2="13.5cm">
          <text:p/>
        </draw:line>
        <draw:line draw:style-name="gr25" draw:text-style-name="P12" draw:layer="layout" svg:x1="17.5cm" svg:y1="14cm" svg:x2="17.5cm" svg:y2="13.5cm">
          <text:p/>
        </draw:line>
        <draw:line draw:style-name="gr25" draw:text-style-name="P12" draw:layer="layout" svg:x1="17.6cm" svg:y1="14cm" svg:x2="17.6cm" svg:y2="13.5cm">
          <text:p/>
        </draw:line>
        <draw:line draw:style-name="gr25" draw:text-style-name="P12" draw:layer="layout" svg:x1="17.7cm" svg:y1="14cm" svg:x2="17.7cm" svg:y2="13.5cm">
          <text:p/>
        </draw:line>
        <draw:line draw:style-name="gr25" draw:text-style-name="P12" draw:layer="layout" svg:x1="17.8cm" svg:y1="14cm" svg:x2="17.8cm" svg:y2="13.5cm">
          <text:p/>
        </draw:line>
        <draw:line draw:style-name="gr25" draw:text-style-name="P12" draw:layer="layout" svg:x1="15.1cm" svg:y1="14cm" svg:x2="15.1cm" svg:y2="13.5cm">
          <text:p/>
        </draw:line>
        <draw:line draw:style-name="gr25" draw:text-style-name="P12" draw:layer="layout" svg:x1="16.5cm" svg:y1="14cm" svg:x2="16.5cm" svg:y2="13.5cm">
          <text:p/>
        </draw:line>
        <draw:line draw:style-name="gr24" draw:text-style-name="P12" draw:layer="layout" svg:x1="13.5cm" svg:y1="13.9cm" svg:x2="18.5cm" svg:y2="13.9cm">
          <text:p/>
        </draw:line>
        <draw:line draw:style-name="gr25" draw:text-style-name="P12" draw:layer="layout" svg:x1="21.4cm" svg:y1="12.5cm" svg:x2="21.4cm" svg:y2="12cm">
          <text:p/>
        </draw:line>
        <draw:line draw:style-name="gr25" draw:text-style-name="P12" draw:layer="layout" svg:x1="21.3cm" svg:y1="12.5cm" svg:x2="21.3cm" svg:y2="12cm">
          <text:p/>
        </draw:line>
        <draw:line draw:style-name="gr25" draw:text-style-name="P12" draw:layer="layout" svg:x1="21.2cm" svg:y1="12.5cm" svg:x2="21.2cm" svg:y2="12cm">
          <text:p/>
        </draw:line>
        <draw:line draw:style-name="gr25" draw:text-style-name="P12" draw:layer="layout" svg:x1="21.1cm" svg:y1="12.5cm" svg:x2="21.1cm" svg:y2="12cm">
          <text:p/>
        </draw:line>
        <draw:line draw:style-name="gr25" draw:text-style-name="P12" draw:layer="layout" svg:x1="21cm" svg:y1="12.5cm" svg:x2="21cm" svg:y2="12cm">
          <text:p/>
        </draw:line>
        <draw:line draw:style-name="gr25" draw:text-style-name="P12" draw:layer="layout" svg:x1="20.9cm" svg:y1="12.5cm" svg:x2="20.9cm" svg:y2="12cm">
          <text:p/>
        </draw:line>
        <draw:line draw:style-name="gr25" draw:text-style-name="P12" draw:layer="layout" svg:x1="20.8cm" svg:y1="12.5cm" svg:x2="20.8cm" svg:y2="12cm">
          <text:p/>
        </draw:line>
        <draw:line draw:style-name="gr25" draw:text-style-name="P12" draw:layer="layout" svg:x1="20.7cm" svg:y1="12.5cm" svg:x2="20.7cm" svg:y2="12cm">
          <text:p/>
        </draw:line>
        <draw:line draw:style-name="gr25" draw:text-style-name="P12" draw:layer="layout" svg:x1="20.5cm" svg:y1="12.5cm" svg:x2="20.5cm" svg:y2="12cm">
          <text:p/>
        </draw:line>
        <draw:line draw:style-name="gr25" draw:text-style-name="P12" draw:layer="layout" svg:x1="20.4cm" svg:y1="12.5cm" svg:x2="20.4cm" svg:y2="12cm">
          <text:p/>
        </draw:line>
        <draw:line draw:style-name="gr25" draw:text-style-name="P12" draw:layer="layout" svg:x1="20.3cm" svg:y1="12.5cm" svg:x2="20.3cm" svg:y2="12cm">
          <text:p/>
        </draw:line>
        <draw:line draw:style-name="gr25" draw:text-style-name="P12" draw:layer="layout" svg:x1="20.2cm" svg:y1="12.5cm" svg:x2="20.2cm" svg:y2="12cm">
          <text:p/>
        </draw:line>
        <draw:line draw:style-name="gr25" draw:text-style-name="P12" draw:layer="layout" svg:x1="20.1cm" svg:y1="12.5cm" svg:x2="20.1cm" svg:y2="12cm">
          <text:p/>
        </draw:line>
        <draw:line draw:style-name="gr25" draw:text-style-name="P12" draw:layer="layout" svg:x1="20cm" svg:y1="12.5cm" svg:x2="20cm" svg:y2="12cm">
          <text:p/>
        </draw:line>
        <draw:line draw:style-name="gr25" draw:text-style-name="P12" draw:layer="layout" svg:x1="19.9cm" svg:y1="12.5cm" svg:x2="19.9cm" svg:y2="12cm">
          <text:p/>
        </draw:line>
        <draw:line draw:style-name="gr25" draw:text-style-name="P12" draw:layer="layout" svg:x1="19.8cm" svg:y1="12.5cm" svg:x2="19.8cm" svg:y2="12cm">
          <text:p/>
        </draw:line>
        <draw:line draw:style-name="gr25" draw:text-style-name="P12" draw:layer="layout" svg:x1="19.7cm" svg:y1="12.5cm" svg:x2="19.7cm" svg:y2="12cm">
          <text:p/>
        </draw:line>
        <draw:line draw:style-name="gr25" draw:text-style-name="P12" draw:layer="layout" svg:x1="19.6cm" svg:y1="12.5cm" svg:x2="19.6cm" svg:y2="12cm">
          <text:p/>
        </draw:line>
        <draw:line draw:style-name="gr25" draw:text-style-name="P12" draw:layer="layout" svg:x1="19.5cm" svg:y1="12.5cm" svg:x2="19.5cm" svg:y2="12cm">
          <text:p/>
        </draw:line>
        <draw:line draw:style-name="gr25" draw:text-style-name="P12" draw:layer="layout" svg:x1="19.4cm" svg:y1="12.5cm" svg:x2="19.4cm" svg:y2="12cm">
          <text:p/>
        </draw:line>
        <draw:line draw:style-name="gr25" draw:text-style-name="P12" draw:layer="layout" svg:x1="19.2cm" svg:y1="12.5cm" svg:x2="19.2cm" svg:y2="12cm">
          <text:p/>
        </draw:line>
        <draw:line draw:style-name="gr25" draw:text-style-name="P12" draw:layer="layout" svg:x1="19.1cm" svg:y1="12.5cm" svg:x2="19.1cm" svg:y2="12cm">
          <text:p/>
        </draw:line>
        <draw:line draw:style-name="gr25" draw:text-style-name="P12" draw:layer="layout" svg:x1="19cm" svg:y1="12.5cm" svg:x2="19cm" svg:y2="12cm">
          <text:p/>
        </draw:line>
        <draw:line draw:style-name="gr25" draw:text-style-name="P12" draw:layer="layout" svg:x1="18.9cm" svg:y1="12.5cm" svg:x2="18.9cm" svg:y2="12cm">
          <text:p/>
        </draw:line>
        <draw:line draw:style-name="gr25" draw:text-style-name="P12" draw:layer="layout" svg:x1="18.8cm" svg:y1="12.5cm" svg:x2="18.8cm" svg:y2="12cm">
          <text:p/>
        </draw:line>
        <draw:line draw:style-name="gr25" draw:text-style-name="P12" draw:layer="layout" svg:x1="18.7cm" svg:y1="12.5cm" svg:x2="18.7cm" svg:y2="12cm">
          <text:p/>
        </draw:line>
        <draw:line draw:style-name="gr25" draw:text-style-name="P12" draw:layer="layout" svg:x1="18.6cm" svg:y1="12.5cm" svg:x2="18.6cm" svg:y2="12cm">
          <text:p/>
        </draw:line>
        <draw:line draw:style-name="gr25" draw:text-style-name="P12" draw:layer="layout" svg:x1="18.5cm" svg:y1="12.5cm" svg:x2="18.5cm" svg:y2="12cm">
          <text:p/>
        </draw:line>
        <draw:line draw:style-name="gr25" draw:text-style-name="P12" draw:layer="layout" svg:x1="18.4cm" svg:y1="12.5cm" svg:x2="18.4cm" svg:y2="12cm">
          <text:p/>
        </draw:line>
        <draw:line draw:style-name="gr25" draw:text-style-name="P12" draw:layer="layout" svg:x1="18.3cm" svg:y1="12.5cm" svg:x2="18.3cm" svg:y2="12cm">
          <text:p/>
        </draw:line>
        <draw:line draw:style-name="gr25" draw:text-style-name="P12" draw:layer="layout" svg:x1="18.2cm" svg:y1="12.5cm" svg:x2="18.2cm" svg:y2="12cm">
          <text:p/>
        </draw:line>
        <draw:line draw:style-name="gr25" draw:text-style-name="P12" draw:layer="layout" svg:x1="18.1cm" svg:y1="12.5cm" svg:x2="18.1cm" svg:y2="12cm">
          <text:p/>
        </draw:line>
        <draw:line draw:style-name="gr25" draw:text-style-name="P12" draw:layer="layout" svg:x1="21.5cm" svg:y1="12.5cm" svg:x2="21.5cm" svg:y2="12cm">
          <text:p/>
        </draw:line>
        <draw:line draw:style-name="gr25" draw:text-style-name="P12" draw:layer="layout" svg:x1="21.6cm" svg:y1="12.5cm" svg:x2="21.6cm" svg:y2="12cm">
          <text:p/>
        </draw:line>
        <draw:line draw:style-name="gr25" draw:text-style-name="P12" draw:layer="layout" svg:x1="21.7cm" svg:y1="12.5cm" svg:x2="21.7cm" svg:y2="12cm">
          <text:p/>
        </draw:line>
        <draw:line draw:style-name="gr26" draw:text-style-name="P12" draw:layer="layout" svg:x1="11cm" svg:y1="13cm" svg:x2="11cm" svg:y2="11cm">
          <text:p text:style-name="P5">O2</text:p>
          <text:p text:style-name="P5"/>
        </draw:line>
        <draw:line draw:style-name="gr27" draw:text-style-name="P12" draw:layer="layout" svg:x1="11.5cm" svg:y1="11cm" svg:x2="11.5cm" svg:y2="13cm">
          <text:p text:style-name="P5">CO2</text:p>
          <text:p text:style-name="P5"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Hitze in Städte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n Städten wird es durch Menschen und Stromverbrauch sehr heiß.</text:p>
              </text:list-item>
              <text:list-item>
                <text:p>Effektive Kühlung nötig:</text:p>
                <text:list>
                  <text:list-item>
                    <text:p>Wärmeabstrahlung: 333 – 500 W/m^2 (bei 0 - 30°C)</text:p>
                  </text:list-item>
                  <text:list-item>
                    <text:p>Konvektion nur in Gebäuden (Wärme fließt mit ausgeatmetem CO2 nach unten)</text:p>
                  </text:list-item>
                  <text:list-item>
                    <text:p>Wärmeleitung in den Bo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Hitze in Städten - Quantifizieru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edlungsdichte in Wien: 5000 Menschen/km^2</text:p>
              </text:list-item>
              <text:list-item>
                <text:p>Pro Mensch sind das 200 m^2</text:p>
              </text:list-item>
              <text:list-item>
                <text:p>Mensch heizt 100 W</text:p>
              </text:list-item>
              <text:list-item>
                <text:p>Getreide braucht 3 kW Licht für 100 W Korn</text:p>
              </text:list-item>
              <text:list-item>
                <text:p>Das macht 3 kW / 200 m^2 = 15 W/m^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1" draw:layer="layout" svg:width="25.199cm" svg:height="2.629cm" svg:x="1.4cm" svg:y="0.428cm" presentation:class="title" presentation:user-transformed="true">
          <draw:text-box>
            <text:p>Siedlungsbau</text:p>
          </draw:text-box>
        </draw:frame>
        <draw:custom-shape draw:style-name="gr28" draw:text-style-name="P20" draw:layer="layout" svg:width="1.6cm" svg:height="1.7cm" svg:x="0.2cm" svg:y="7.3cm">
          <text:p text:style-name="P19"><text:span text:style-name="T2">B</text:span><text:span text:style-name="T2">e</text:span><text:span text:style-name="T2">r</text:span><text:span text:style-name="T2">g</text:span><text:span text:style-name="T2">-</text:span><text:span text:style-name="T2">b</text:span><text:span text:style-name="T2">a</text:span>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3.8cm" svg:height="1cm" svg:x="5.6cm" svg:y="7.1cm">
          <text:p text:style-name="P19"><text:span text:style-name="T2">A</text:span><text:span text:style-name="T2">c</text:span><text:span text:style-name="T2">k</text:span><text:span text:style-name="T2">e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draw:layer="layout" svg:width="3.5cm" svg:height="0.5cm" svg:x="2cm" svg:y="7.6cm">
          <text:p text:style-name="P19"><text:span text:style-name="T2">S</text:span><text:span text:style-name="T2">o</text:span><text:span text:style-name="T2">l</text:span><text:span text:style-name="T2">a</text:span><text:span text:style-name="T2">r</text:span><text:span text:style-name="T2">z</text:span><text:span text:style-name="T2">e</text:span><text:span text:style-name="T2">l</text:span><text:span text:style-name="T2">l</text:span><text:span text:style-name="T2">e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3.4cm" svg:height="1cm" svg:x="9.5cm" svg:y="7.1cm">
          <text:p text:style-name="P19"><text:span text:style-name="T2">Gemü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3.4cm" svg:height="1cm" svg:x="9.5cm" svg:y="6cm">
          <text:p text:style-name="P19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2" draw:layer="layout" svg:width="3cm" svg:height="0.5cm" svg:x="9.7cm" svg:y="5.4cm">
          <text:p text:style-name="P19"><text:span text:style-name="T2">Solarzellen</text:span></text:p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3.4cm" svg:height="1cm" svg:x="9.5cm" svg:y="8.2cm">
          <text:p text:style-name="P19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1" draw:layer="layout" svg:width="3.4cm" svg:height="1cm" svg:x="9.5cm" svg:y="9.3cm">
          <text:p text:style-name="P19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draw:layer="layout" svg:width="2.9cm" svg:height="1cm" svg:x="13cm" svg:y="6cm">
          <text:p text:style-name="P19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draw:layer="layout" svg:width="2.9cm" svg:height="1cm" svg:x="13cm" svg:y="4.9cm">
          <text:p text:style-name="P19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draw:layer="layout" svg:width="2.9cm" svg:height="1cm" svg:x="13cm" svg:y="3.8cm">
          <text:p text:style-name="P19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3" draw:layer="layout" svg:width="2.9cm" svg:height="1cm" svg:x="13cm" svg:y="7.1cm">
          <text:p text:style-name="P19"><text:span text:style-name="T2">Gemü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3" draw:layer="layout" svg:width="2.9cm" svg:height="1cm" svg:x="13cm" svg:y="8.2cm">
          <text:p text:style-name="P19"><text:span text:style-name="T2">Gemü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4" draw:layer="layout" svg:width="2.9cm" svg:height="1cm" svg:x="13cm" svg:y="9.3cm">
          <text:p text:style-name="P19"><text:span text:style-name="T2">Al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4" draw:layer="layout" svg:width="2.9cm" svg:height="1cm" svg:x="13cm" svg:y="10.4cm">
          <text:p text:style-name="P19"><text:span text:style-name="T2">Al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4" draw:layer="layout" svg:width="2.9cm" svg:height="1cm" svg:x="13cm" svg:y="11.5cm">
          <text:p text:style-name="P19"><text:span text:style-name="T2">Al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draw:layer="layout" svg:width="2.9cm" svg:height="1cm" svg:x="16cm" svg:y="6cm">
          <text:p text:style-name="P19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3" draw:layer="layout" svg:width="2.9cm" svg:height="1cm" svg:x="16cm" svg:y="7.1cm">
          <text:p text:style-name="P19"><text:span text:style-name="T2">Gemü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2.9cm" svg:height="1cm" svg:x="16cm" svg:y="8.2cm">
          <text:p text:style-name="P19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2.9cm" svg:height="1cm" svg:x="16cm" svg:y="9.3cm">
          <text:p text:style-name="P19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draw:layer="layout" svg:width="3.9cm" svg:height="1cm" svg:x="19cm" svg:y="7.1cm">
          <text:p text:style-name="P19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3.9cm" svg:height="0.5cm" svg:x="23cm" svg:y="7.6cm">
          <text:p text:style-name="P19"><text:span text:style-name="T2">Solarzellen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05:27:11.993141475</meta:creation-date>
    <dc:date>2023-12-03T03:34:33.080608716</dc:date>
    <meta:editing-duration>PT3H20M58S</meta:editing-duration>
    <meta:editing-cycles>114</meta:editing-cycles>
    <meta:generator>LibreOffice/7.4.7.2$Linux_X86_64 LibreOffice_project/40$Build-2</meta:generator>
    <meta:document-statistic meta:object-count="195"/>
  </office:meta>
</office:document-meta>
</file>

<file path=Object 1/content.xml><?xml version="1.0" encoding="utf-8"?>
<math xmlns="http://www.w3.org/1998/Math/MathML" display="block">
  <semantics>
    <mrow>
      <mn>3400</mn>
      <mrow>
        <mrow>
          <msup>
            <mn>000</mn>
            <mn>2</mn>
          </msup>
          <mo stretchy="false">+</mo>
          <msup>
            <mi>s</mi>
            <mn>2</mn>
          </msup>
        </mrow>
        <mo stretchy="false">=</mo>
        <mn>3400</mn>
      </mrow>
      <msup>
        <mn>050</mn>
        <mn>2</mn>
      </msup>
      <mo stretchy="false">⇒</mo>
      <mrow>
        <mi>s</mi>
        <mo stretchy="false">=</mo>
        <mn>18500</mn>
      </mrow>
      <mi>m</mi>
    </mrow>
    <annotation encoding="StarMath 5.0">3400 000^2 + s^2 = 3400 050^2 drarrow s = 18500 m</annotation>
  </semantics>
</math>
</file>